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officeooo:rsid="000472ed" officeooo:paragraph-rsid="000472ed"/>
    </style:style>
    <style:style style:name="P2" style:family="paragraph" style:parent-style-name="Standard">
      <style:text-properties style:font-name="Calibri" officeooo:rsid="000472ed" officeooo:paragraph-rsid="00085d7c"/>
    </style:style>
    <style:style style:name="P3" style:family="paragraph" style:parent-style-name="Standard">
      <style:text-properties style:font-name="Calibri" officeooo:rsid="000472ed" officeooo:paragraph-rsid="001540c7"/>
    </style:style>
    <style:style style:name="P4" style:family="paragraph" style:parent-style-name="Standard">
      <style:text-properties style:font-name="Calibri" fo:font-weight="normal" officeooo:rsid="000472ed" officeooo:paragraph-rsid="000472ed" style:font-weight-asian="normal" style:font-weight-complex="normal"/>
    </style:style>
    <style:style style:name="P5" style:family="paragraph" style:parent-style-name="Standard">
      <style:text-properties style:font-name="Calibri" fo:font-weight="normal" officeooo:rsid="000472ed" officeooo:paragraph-rsid="00085d7c" style:font-weight-asian="normal" style:font-weight-complex="normal"/>
    </style:style>
    <style:style style:name="P6" style:family="paragraph" style:parent-style-name="Standard">
      <style:text-properties style:font-name="Calibri" fo:font-weight="normal" officeooo:rsid="0004e327" officeooo:paragraph-rsid="0004e327" style:font-weight-asian="normal" style:font-weight-complex="normal"/>
    </style:style>
    <style:style style:name="P7" style:family="paragraph" style:parent-style-name="Standard">
      <style:text-properties style:font-name="Calibri" fo:font-weight="normal" officeooo:rsid="0004e327" officeooo:paragraph-rsid="00085d7c" style:font-weight-asian="normal" style:font-weight-complex="normal"/>
    </style:style>
    <style:style style:name="P8" style:family="paragraph" style:parent-style-name="Standard">
      <style:text-properties style:font-name="Calibri" fo:font-weight="normal" officeooo:rsid="00065d3c" officeooo:paragraph-rsid="00065d3c" style:font-weight-asian="normal" style:font-weight-complex="normal"/>
    </style:style>
    <style:style style:name="P9" style:family="paragraph" style:parent-style-name="Standard">
      <style:text-properties style:font-name="Calibri" fo:font-weight="normal" officeooo:rsid="00068966" officeooo:paragraph-rsid="00068966" style:font-weight-asian="normal" style:font-weight-complex="normal"/>
    </style:style>
    <style:style style:name="P10" style:family="paragraph" style:parent-style-name="Standard">
      <style:text-properties style:font-name="Calibri" fo:font-weight="normal" officeooo:rsid="00068966" officeooo:paragraph-rsid="001df0e0" style:font-weight-asian="normal" style:font-weight-complex="normal"/>
    </style:style>
    <style:style style:name="P11" style:family="paragraph" style:parent-style-name="Standard">
      <style:text-properties style:font-name="Calibri" fo:font-weight="normal" officeooo:rsid="0011993d" officeooo:paragraph-rsid="0011993d" style:font-weight-asian="normal" style:font-weight-complex="normal"/>
    </style:style>
    <style:style style:name="P12" style:family="paragraph" style:parent-style-name="Standard">
      <style:text-properties style:font-name="Calibri" fo:font-weight="normal" officeooo:rsid="0011993d" officeooo:paragraph-rsid="001d2bb9" style:font-weight-asian="normal" style:font-weight-complex="normal"/>
    </style:style>
    <style:style style:name="P13" style:family="paragraph" style:parent-style-name="Standard">
      <style:text-properties style:font-name="Calibri" fo:font-weight="normal" officeooo:rsid="001c3a88" officeooo:paragraph-rsid="001c3a88" style:font-weight-asian="normal" style:font-weight-complex="normal"/>
    </style:style>
    <style:style style:name="P14" style:family="paragraph" style:parent-style-name="Standard">
      <style:text-properties style:font-name="Calibri" fo:font-weight="normal" officeooo:rsid="001df0e0" officeooo:paragraph-rsid="001df0e0" style:font-weight-asian="normal" style:font-weight-complex="normal"/>
    </style:style>
    <style:style style:name="P15" style:family="paragraph" style:parent-style-name="Standard">
      <style:text-properties style:font-name="Calibri" fo:font-weight="normal" officeooo:rsid="000da69d" officeooo:paragraph-rsid="000da69d" style:font-weight-asian="normal" style:font-weight-complex="normal"/>
    </style:style>
    <style:style style:name="P16" style:family="paragraph" style:parent-style-name="Standard">
      <style:text-properties style:font-name="Calibri" fo:font-weight="normal" officeooo:rsid="001fe516" officeooo:paragraph-rsid="001fe516" style:font-weight-asian="normal" style:font-weight-complex="normal"/>
    </style:style>
    <style:style style:name="P17" style:family="paragraph" style:parent-style-name="Standard">
      <style:text-properties style:font-name="Calibri" fo:font-weight="bold" officeooo:rsid="000472ed" officeooo:paragraph-rsid="000472ed" style:font-weight-asian="bold" style:font-weight-complex="bold"/>
    </style:style>
    <style:style style:name="P18" style:family="paragraph" style:parent-style-name="Standard">
      <style:text-properties style:font-name="Calibri" fo:font-weight="bold" officeooo:rsid="001076d1" officeooo:paragraph-rsid="001076d1" style:font-weight-asian="bold" style:font-weight-complex="bold"/>
    </style:style>
    <style:style style:name="P19" style:family="paragraph" style:parent-style-name="Standard">
      <style:text-properties style:font-name="Calibri" fo:font-weight="bold" officeooo:rsid="0011993d" officeooo:paragraph-rsid="0011993d" style:font-weight-asian="bold" style:font-weight-complex="bold"/>
    </style:style>
    <style:style style:name="P20" style:family="paragraph" style:parent-style-name="Standard">
      <style:text-properties style:font-name="Calibri" fo:font-weight="bold" officeooo:rsid="001c3a88" officeooo:paragraph-rsid="001c3a88" style:font-weight-asian="bold" style:font-weight-complex="bold"/>
    </style:style>
    <style:style style:name="P21" style:family="paragraph" style:parent-style-name="Standard">
      <style:text-properties style:font-name="Calibri" fo:font-weight="bold" officeooo:rsid="00216d36" officeooo:paragraph-rsid="00216d36" style:font-weight-asian="bold" style:font-weight-complex="bold"/>
    </style:style>
    <style:style style:name="P22" style:family="paragraph" style:parent-style-name="Standard">
      <style:text-properties style:font-name="Calibri" fo:font-size="16pt" fo:font-weight="bold" officeooo:rsid="000472ed" officeooo:paragraph-rsid="000472ed" style:font-size-asian="16pt" style:font-weight-asian="bold" style:font-size-complex="16pt" style:font-weight-complex="bold"/>
    </style:style>
    <style:style style:name="P23" style:family="paragraph" style:parent-style-name="Standard">
      <style:text-properties style:font-name="Calibri" officeooo:rsid="0011993d" officeooo:paragraph-rsid="0011993d"/>
    </style:style>
    <style:style style:name="P24" style:family="paragraph" style:parent-style-name="Standard">
      <style:text-properties style:font-name="Calibri" officeooo:rsid="0011993d" officeooo:paragraph-rsid="00216d36"/>
    </style:style>
    <style:style style:name="P25" style:family="paragraph" style:parent-style-name="Standard">
      <style:text-properties style:font-name="Calibri" officeooo:rsid="001d2bb9" officeooo:paragraph-rsid="001d2bb9"/>
    </style:style>
    <style:style style:name="P26" style:family="paragraph" style:parent-style-name="Standard">
      <style:text-properties style:font-name="Calibri" style:text-underline-style="none" fo:font-weight="normal" officeooo:rsid="001df0e0" officeooo:paragraph-rsid="001df0e0" style:font-weight-asian="normal" style:font-weight-complex="normal"/>
    </style:style>
    <style:style style:name="P27" style:family="paragraph" style:parent-style-name="Standard">
      <style:text-properties officeooo:paragraph-rsid="001540c7"/>
    </style:style>
    <style:style style:name="P28" style:family="paragraph" style:parent-style-name="Standard">
      <loext:graphic-properties draw:fill="none"/>
      <style:paragraph-properties fo:margin-left="0cm" fo:margin-right="0cm" fo:text-indent="0cm" style:auto-text-indent="false" fo:background-color="transparent"/>
      <style:text-properties style:font-name="Calibri" fo:font-size="11pt" fo:language="es" fo:country="ES" fo:font-weight="normal" officeooo:rsid="00068966" officeooo:paragraph-rsid="00068966" style:font-size-asian="11pt" style:font-weight-asian="normal" style:font-weight-complex="normal"/>
    </style:style>
    <style:style style:name="P29" style:family="paragraph" style:parent-style-name="Standard">
      <loext:graphic-properties draw:fill="none"/>
      <style:paragraph-properties fo:margin-left="0cm" fo:margin-right="0cm" fo:text-indent="0cm" style:auto-text-indent="false" fo:background-color="transparent"/>
      <style:text-properties style:font-name="Calibri" fo:font-size="11pt" fo:language="es" fo:country="ES" fo:font-weight="normal" officeooo:rsid="000bbf77" officeooo:paragraph-rsid="000bbf77" style:font-size-asian="11pt" style:font-weight-asian="normal" style:font-weight-complex="normal"/>
    </style:style>
    <style:style style:name="P30" style:family="paragraph" style:parent-style-name="Standard">
      <loext:graphic-properties draw:fill="none"/>
      <style:paragraph-properties fo:margin-left="0cm" fo:margin-right="0cm" fo:text-indent="0cm" style:auto-text-indent="false" fo:background-color="transparent"/>
      <style:text-properties style:font-name="Calibri" fo:font-size="11pt" fo:language="es" fo:country="ES" fo:font-weight="normal" officeooo:rsid="001fe516" officeooo:paragraph-rsid="001fe516" style:font-size-asian="11pt" style:font-weight-asian="normal" style:font-weight-complex="normal"/>
    </style:style>
    <style:style style:name="P31" style:family="paragraph" style:parent-style-name="Standard">
      <loext:graphic-properties draw:fill="none"/>
      <style:paragraph-properties fo:margin-left="0cm" fo:margin-right="0cm" fo:text-indent="0cm" style:auto-text-indent="false" fo:background-color="transparent"/>
      <style:text-properties style:font-name="Calibri" fo:font-size="11pt" fo:language="es" fo:country="ES" fo:font-weight="normal" officeooo:rsid="00216d36" officeooo:paragraph-rsid="00216d36" style:font-size-asian="11pt" style:font-weight-asian="normal" style:font-weight-complex="normal"/>
    </style:style>
    <style:style style:name="P32" style:family="paragraph" style:parent-style-name="Standard">
      <loext:graphic-properties draw:fill="none"/>
      <style:paragraph-properties fo:margin-left="0cm" fo:margin-right="0cm" fo:text-indent="0cm" style:auto-text-indent="false" fo:background-color="transparent"/>
      <style:text-properties style:font-name="Calibri" fo:font-size="11pt" fo:language="es" fo:country="ES" fo:font-weight="bold" officeooo:rsid="000da69d" officeooo:paragraph-rsid="000da69d" style:font-size-asian="11pt" style:font-weight-asian="bold" style:font-weight-complex="bold"/>
    </style:style>
    <style:style style:name="P33" style:family="paragraph" style:parent-style-name="Standard">
      <loext:graphic-properties draw:fill="none"/>
      <style:paragraph-properties fo:margin-left="0cm" fo:margin-right="0cm" fo:text-indent="0cm" style:auto-text-indent="false" fo:background-color="transparent"/>
      <style:text-properties style:font-name="Calibri" fo:font-size="11pt" fo:language="es" fo:country="ES" fo:font-weight="bold" officeooo:rsid="00138619" officeooo:paragraph-rsid="00138619" style:font-size-asian="11pt" style:font-weight-asian="bold" style:font-weight-complex="bold"/>
    </style:style>
    <style:style style:name="P34" style:family="paragraph" style:parent-style-name="Standard">
      <loext:graphic-properties draw:fill="none"/>
      <style:paragraph-properties fo:margin-left="0cm" fo:margin-right="0cm" fo:text-indent="0cm" style:auto-text-indent="false" fo:background-color="transparent"/>
      <style:text-properties style:font-name="Calibri" fo:font-size="11pt" fo:language="es" fo:country="ES" fo:font-weight="bold" officeooo:rsid="00216d36" officeooo:paragraph-rsid="00216d36" style:font-size-asian="11pt" style:font-weight-asian="bold" style:font-weight-complex="bold"/>
    </style:style>
    <style:style style:name="P35" style:family="paragraph" style:parent-style-name="Standard">
      <loext:graphic-properties draw:fill="none"/>
      <style:paragraph-properties fo:margin-left="0cm" fo:margin-right="0cm" fo:text-indent="0cm" style:auto-text-indent="false" fo:background-color="transparent"/>
      <style:text-properties style:font-name="Calibri" fo:font-weight="normal" officeooo:rsid="00068966" officeooo:paragraph-rsid="00188f3e" style:font-weight-asian="normal" style:font-weight-complex="normal"/>
    </style:style>
    <style:style style:name="P36" style:family="paragraph" style:parent-style-name="Standard" style:master-page-name="">
      <loext:graphic-properties draw:fill="none"/>
      <style:paragraph-properties fo:margin-left="2cm" fo:margin-right="0cm" fo:text-indent="0cm" style:auto-text-indent="false" style:page-number="auto" fo:background-color="transparent"/>
      <style:text-properties style:font-name="Calibri" fo:font-size="11pt" fo:language="es" fo:country="ES" fo:font-weight="normal" officeooo:rsid="00068966" officeooo:paragraph-rsid="00068966" style:font-size-asian="11pt" style:font-weight-asian="normal" style:font-weight-complex="normal"/>
    </style:style>
    <style:style style:name="P37" style:family="paragraph" style:parent-style-name="Standard" style:master-page-name="">
      <loext:graphic-properties draw:fill="none"/>
      <style:paragraph-properties fo:margin-left="2cm" fo:margin-right="0cm" fo:text-indent="0cm" style:auto-text-indent="false" style:page-number="auto" fo:background-color="transparent"/>
      <style:text-properties style:font-name="Calibri" fo:font-size="11pt" fo:language="es" fo:country="ES" fo:font-weight="normal" officeooo:rsid="00068966" officeooo:paragraph-rsid="00188f3e" style:font-size-asian="11pt" style:font-weight-asian="normal" style:font-weight-complex="normal"/>
    </style:style>
    <style:style style:name="P38" style:family="paragraph" style:parent-style-name="Standard" style:master-page-name="">
      <loext:graphic-properties draw:fill="none"/>
      <style:paragraph-properties fo:margin-left="2cm" fo:margin-right="0cm" fo:text-indent="0cm" style:auto-text-indent="false" style:page-number="auto" fo:background-color="transparent"/>
      <style:text-properties style:font-name="Calibri" fo:font-weight="normal" officeooo:rsid="00068966" officeooo:paragraph-rsid="00188f3e" style:font-weight-asian="normal" style:font-weight-complex="normal"/>
    </style:style>
    <style:style style:name="P39" style:family="paragraph" style:parent-style-name="Standard">
      <loext:graphic-properties draw:fill="none"/>
      <style:paragraph-properties fo:margin-left="2cm" fo:margin-right="0cm" fo:text-indent="0cm" style:auto-text-indent="false" fo:background-color="transparent"/>
      <style:text-properties style:font-name="Calibri" fo:font-size="11pt" fo:language="es" fo:country="ES" fo:font-weight="normal" officeooo:rsid="00068966" officeooo:paragraph-rsid="00068966" style:font-size-asian="11pt" style:font-weight-asian="normal" style:font-weight-complex="normal"/>
    </style:style>
    <style:style style:name="P40" style:family="paragraph" style:parent-style-name="Standard" style:master-page-name="">
      <loext:graphic-properties draw:fill="none"/>
      <style:paragraph-properties fo:margin-left="1.401cm" fo:margin-right="0cm" fo:text-indent="0cm" style:auto-text-indent="false" style:page-number="auto" fo:background-color="transparent"/>
      <style:text-properties style:font-name="Calibri" fo:font-size="11pt" fo:language="es" fo:country="ES" fo:font-weight="normal" officeooo:rsid="00068966" officeooo:paragraph-rsid="00188f3e" style:font-size-asian="11pt" style:font-weight-asian="normal" style:font-weight-complex="normal"/>
    </style:style>
    <style:style style:name="P41" style:family="paragraph" style:parent-style-name="Standard">
      <loext:graphic-properties draw:fill="none"/>
      <style:paragraph-properties fo:margin-left="1.401cm" fo:margin-right="0cm" fo:text-indent="0cm" style:auto-text-indent="false" fo:background-color="transparent"/>
      <style:text-properties style:font-name="Calibri" fo:font-weight="normal" officeooo:rsid="00068966" officeooo:paragraph-rsid="00188f3e" style:font-weight-asian="normal" style:font-weight-complex="normal"/>
    </style:style>
    <style:style style:name="P42" style:family="paragraph" style:parent-style-name="Standard" style:list-style-name="L1">
      <style:text-properties style:font-name="Calibri" officeooo:rsid="0011993d" officeooo:paragraph-rsid="00216d36"/>
    </style:style>
    <style:style style:name="P43" style:family="paragraph" style:parent-style-name="Standard" style:list-style-name="L1">
      <style:text-properties style:font-name="Calibri" style:text-underline-style="none" fo:font-weight="normal" officeooo:rsid="001fe516" officeooo:paragraph-rsid="001fe516" style:font-weight-asian="normal" style:font-weight-complex="normal"/>
    </style:style>
    <style:style style:name="P44" style:family="paragraph" style:parent-style-name="Standard" style:list-style-name="L1">
      <style:text-properties style:font-name="Calibri" style:text-underline-style="none" fo:font-weight="normal" officeooo:rsid="00216d36" officeooo:paragraph-rsid="00216d36" style:font-weight-asian="normal" style:font-weight-complex="normal"/>
    </style:style>
    <style:style style:name="P45" style:family="paragraph" style:parent-style-name="Standard">
      <style:text-properties style:font-name="Calibri" fo:font-style="normal" fo:font-weight="normal" officeooo:rsid="00121081" officeooo:paragraph-rsid="001d2bb9" style:font-style-asian="normal" style:font-weight-asian="normal" style:font-style-complex="normal" style:font-weight-complex="normal"/>
    </style:style>
    <style:style style:name="P46" style:family="paragraph" style:parent-style-name="Standard" style:list-style-name="L2">
      <style:text-properties style:font-name="Calibri" fo:font-style="normal" fo:font-weight="normal" officeooo:rsid="00121081" officeooo:paragraph-rsid="00121081" style:font-style-asian="normal" style:font-weight-asian="normal" style:font-style-complex="normal" style:font-weight-complex="normal"/>
    </style:style>
    <style:style style:name="P47" style:family="paragraph" style:parent-style-name="Standard" style:list-style-name="L2">
      <style:text-properties style:font-name="Calibri" fo:font-weight="normal" officeooo:rsid="00121081" officeooo:paragraph-rsid="00121081"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65d3c" style:font-weight-asian="bold" style:font-weight-complex="bold"/>
    </style:style>
    <style:style style:name="T3" style:family="text">
      <style:text-properties fo:font-weight="bold" officeooo:rsid="001076d1" style:font-weight-asian="bold" style:font-weight-complex="bold"/>
    </style:style>
    <style:style style:name="T4" style:family="text">
      <style:text-properties fo:font-weight="bold" officeooo:rsid="001d2bb9" style:font-weight-asian="bold" style:font-weight-complex="bold"/>
    </style:style>
    <style:style style:name="T5" style:family="text">
      <style:text-properties officeooo:rsid="00065d3c"/>
    </style:style>
    <style:style style:name="T6" style:family="text">
      <style:text-properties fo:font-size="11pt" fo:language="es" fo:country="ES" style:font-size-asian="11pt"/>
    </style:style>
    <style:style style:name="T7" style:family="text">
      <style:text-properties fo:font-size="11pt" fo:language="es" fo:country="ES" officeooo:rsid="001076d1" style:font-size-asian="11pt"/>
    </style:style>
    <style:style style:name="T8" style:family="text">
      <style:text-properties fo:font-size="11pt" fo:language="es" fo:country="ES" fo:font-weight="bold" style:font-size-asian="11pt" style:font-weight-asian="bold" style:font-weight-complex="bold"/>
    </style:style>
    <style:style style:name="T9" style:family="text">
      <style:text-properties fo:font-size="11pt" fo:language="es" fo:country="ES" style:text-underline-style="solid" style:text-underline-width="auto" style:text-underline-color="font-color" style:font-size-asian="11pt"/>
    </style:style>
    <style:style style:name="T10" style:family="text">
      <style:text-properties officeooo:rsid="001076d1"/>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0eccf9"/>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solid" style:text-underline-width="auto" style:text-underline-color="font-color" officeooo:rsid="001d2bb9"/>
    </style:style>
    <style:style style:name="T15" style:family="text">
      <style:text-properties style:text-underline-style="solid" style:text-underline-width="auto" style:text-underline-color="font-color" officeooo:rsid="00223514"/>
    </style:style>
    <style:style style:name="T16" style:family="text">
      <style:text-properties style:text-underline-style="solid" style:text-underline-width="auto" style:text-underline-color="font-color" officeooo:rsid="001fe516"/>
    </style:style>
    <style:style style:name="T17" style:family="text">
      <style:text-properties fo:font-style="italic" style:font-style-asian="italic" style:font-style-complex="italic"/>
    </style:style>
    <style:style style:name="T18" style:family="text">
      <style:text-properties fo:font-style="italic" officeooo:rsid="00121081" style:font-style-asian="italic" style:font-style-complex="italic"/>
    </style:style>
    <style:style style:name="T19" style:family="text">
      <style:text-properties fo:font-style="italic" officeooo:rsid="001fe516" style:font-style-asian="italic" style:font-style-complex="italic"/>
    </style:style>
    <style:style style:name="T20" style:family="text">
      <style:text-properties officeooo:rsid="00121081"/>
    </style:style>
    <style:style style:name="T21" style:family="text">
      <style:text-properties fo:font-style="normal" style:font-style-asian="normal" style:font-style-complex="normal"/>
    </style:style>
    <style:style style:name="T22" style:family="text">
      <style:text-properties fo:font-style="normal" officeooo:rsid="00121081" style:font-style-asian="normal" style:font-style-complex="normal"/>
    </style:style>
    <style:style style:name="T23" style:family="text">
      <style:text-properties fo:font-style="normal" officeooo:rsid="00138619"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style:text-underline-style="solid" style:text-underline-width="auto" style:text-underline-color="font-color" style:font-style-asian="normal" style:font-style-complex="normal"/>
    </style:style>
    <style:style style:name="T26" style:family="text">
      <style:text-properties style:font-name="Calibri" officeooo:rsid="000472ed"/>
    </style:style>
    <style:style style:name="T27" style:family="text">
      <style:text-properties style:font-name="Calibri" fo:font-weight="bold" officeooo:rsid="000472ed" style:font-weight-asian="bold" style:font-weight-complex="bold"/>
    </style:style>
    <style:style style:name="T28" style:family="text">
      <style:text-properties style:font-name="Calibri" fo:text-shadow="none" fo:font-weight="bold" officeooo:rsid="000472ed" style:font-weight-asian="bold" style:font-weight-complex="bold"/>
    </style:style>
    <style:style style:name="T29" style:family="text">
      <style:text-properties style:font-name="Calibri" fo:text-shadow="none" fo:font-weight="normal" officeooo:rsid="001540c7" style:font-weight-asian="normal" style:font-weight-complex="normal"/>
    </style:style>
    <style:style style:name="T30" style:family="text">
      <style:text-properties style:font-name="Calibri" officeooo:rsid="001540c7"/>
    </style:style>
    <style:style style:name="T31" style:family="text">
      <style:text-properties style:font-name="Calibri" fo:font-style="italic" fo:text-shadow="none" fo:font-weight="normal" officeooo:rsid="001540c7" style:font-style-asian="italic" style:font-weight-asian="normal" style:font-style-complex="italic" style:font-weight-complex="normal"/>
    </style:style>
    <style:style style:name="T32" style:family="text">
      <style:text-properties style:font-name="Calibri" officeooo:rsid="001d2bb9"/>
    </style:style>
    <style:style style:name="T33" style:family="text">
      <style:text-properties officeooo:rsid="001d2bb9"/>
    </style:style>
    <style:style style:name="T34" style:family="text">
      <style:text-properties officeooo:rsid="001df0e0"/>
    </style:style>
    <style:style style:name="T35" style:family="text">
      <style:text-properties officeooo:rsid="001fe516"/>
    </style:style>
    <style:style style:name="T36" style:family="text">
      <style:text-properties officeooo:rsid="00216d36"/>
    </style:style>
    <style:style style:name="T37" style:family="text">
      <style:text-properties officeooo:rsid="0022351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CARRITO DE LA COMPRA EN PHP <text:span text:style-name="T36">VER. 2.0</text:span></text:p>
      <text:p text:style-name="P23"/>
      <text:p text:style-name="P24">Esta parte del proyecto, estará totalmente relacionada con las partes del resto de módulos impartidos en 2 de daw. </text:p>
      <text:p text:style-name="P21"/>
      <text:p text:style-name="P21">CONSIDERACIONES PREVIAS</text:p>
      <text:list xml:id="list3543494484" text:style-name="L1">
        <text:list-item>
          <text:p text:style-name="P42">En todo el proyecto será obligatorio respetar la estructura del <text:span text:style-name="T1">MODELO VISTA CONTROLADOR. </text:span></text:p>
        </text:list-item>
        <text:list-item>
          <text:p text:style-name="P43"><text:span text:style-name="T36">E</text:span>n el cliente, <text:span text:style-name="T13">se almacenará solo el HASH de la contraseña.</text:span></text:p>
        </text:list-item>
        <text:list-item>
          <text:p text:style-name="P44">Todas las URL’s utilizadas serán con un formato amigable.</text:p>
        </text:list-item>
        <text:list-item>
          <text:p text:style-name="P44">Se implementarán dos páginas diferentes, una para administración y otra para la tienda. <text:span text:style-name="T37">En la parte de administración solo podrán entrar los “clientes” que sean administradores.</text:span></text:p>
        </text:list-item>
        <text:list-item>
          <text:p text:style-name="P44">En está ocasión el carrito se almacenará en una tabla nueva, dentro de la base de datos. </text:p>
        </text:list-item>
      </text:list>
      <text:p text:style-name="P18"/>
      <text:p text:style-name="P20">SERVICIOS</text:p>
      <text:p text:style-name="P13">Todos los procesos necesarios para la parte de administración, que se realizarán en la asignatura de DWC, serán organizados en forma de servicios, hechos en PHP, para ser llamados desde <text:span text:style-name="T17">angular</text:span>.</text:p>
      <text:p text:style-name="P13"/>
      <text:p text:style-name="P19">MODELO</text:p>
      <text:p text:style-name="P12">Crearemos todo el modelo en un solo archivo llamado <text:span text:style-name="T1">modelo.php</text:span>, en el se incluirán todas las definiciones de clase que sean necesarias, tanto para nuestros controladores, como para aquellos que se utilicen en el <text:span text:style-name="T20">la parte del proyecto correspondiente al módulo “</text:span><text:span text:style-name="T18">desarrollo web en entorno cliente”.</text:span><text:span text:style-name="T22"> </text:span></text:p>
      <text:p text:style-name="P14"><text:span text:style-name="T21">En esta ocasión </text:span><text:span text:style-name="T24">almacenaremos el carrito en la base de datos</text:span><text:span text:style-name="T21"> (crearéis la tabla con estructura libre) por lo tanto hay que tener esta tabla en cuenta para el modelo</text:span></text:p>
      <text:p text:style-name="P45">El diseño de este modelo es libre, pero ha de cumplir los siguientes requisitos:</text:p>
      <text:list xml:id="list155405918" text:style-name="L2">
        <text:list-item>
          <text:p text:style-name="P47"><text:span text:style-name="T21">Las propiedades han de ser </text:span><text:span text:style-name="T24">privadas</text:span></text:p>
        </text:list-item>
        <text:list-item>
          <text:p text:style-name="P47"><text:span text:style-name="T21">Si es necesario se crearan </text:span><text:span text:style-name="T24">set</text:span><text:span text:style-name="T21"> y </text:span><text:span text:style-name="T24">get</text:span><text:span text:style-name="T21"> para acceder a algunas de ellas, utilizando los métodos mágicos.</text:span></text:p>
        </text:list-item>
        <text:list-item>
          <text:p text:style-name="P47"><text:span text:style-name="T21">Todos aquellos métodos que sean necesarios para relacionarse con la base de datos, recibirán </text:span><text:span text:style-name="T24">la conexión como parámetro</text:span><text:span text:style-name="T21"> y si necesitan algún valor para un campo </text:span><text:span text:style-name="T24">se obtendrán de las propiedades</text:span><text:span text:style-name="T21"> que antes se habrán cargado con </text:span><text:span text:style-name="T23">ellos</text:span><text:span text:style-name="T21">. </text:span><text:span text:style-name="T25">Nunca estos datos se pasarán como parámetros</text:span><text:span text:style-name="T21">.</text:span></text:p>
        </text:list-item>
        <text:list-item>
          <text:p text:style-name="P47"><text:span text:style-name="T21">Todos los métodos que accedan a más de un registro (del tipo </text:span><text:span text:style-name="T17">getAll</text:span><text:span text:style-name="T21">) serán </text:span><text:span text:style-name="T24">estáticos</text:span><text:span text:style-name="T21">. </text:span></text:p>
          <text:p text:style-name="P46"/>
        </text:list-item>
      </text:list>
      <text:p text:style-name="P18"/>
      <text:p text:style-name="P18">CONTROLADORES</text:p>
      <text:p text:style-name="P20">En esta ocasión habrá dos urls diferentes para la parte de administración y para la parte de la tienda. <text:span text:style-name="T14">Nosotros solo nos ocupamos de la parte de la tienda. </text:span><text:span text:style-name="T15">(el resto serán servicios)</text:span></text:p>
      <text:p text:style-name="P11"><text:span text:style-name="T33">S</text:span>erán obligatorios los siguientes controladores.</text:p>
      <text:p text:style-name="P11"/>
      <text:p text:style-name="P3">1.- <text:span text:style-name="T3">validar.php</text:span><text:span text:style-name="T10">. </text:span></text:p>
      <text:p text:style-name="P25">Solo será llamado este controlador cuando el usuario quiera, pulsando el botón validar que aparecerá en la pantalla principal. Si el usuario no se valida, se le pedirá obligatoriamente cuando quiera comprar, para obtener sus datos de <text:span text:style-name="T37">envío.</text:span></text:p>
      <text:p text:style-name="P27"><text:span text:style-name="T26">Si es correcto, se crearán </text:span><text:span text:style-name="T32">2</text:span><text:span text:style-name="T26"> </text:span><text:span text:style-name="T32">cookies</text:span><text:span text:style-name="T26">, una con el </text:span><text:span text:style-name="T27">nombre</text:span><text:span text:style-name="T26"> y otra con el </text:span><text:span text:style-name="T28">dni </text:span><text:span text:style-name="T29">y se saltará a </text:span><text:span text:style-name="T31">principal.php</text:span><text:span text:style-name="T26">. </text:span><text:span text:style-name="T30">(se puede usar header).</text:span></text:p>
      <text:p text:style-name="P2">El nombre se mostrará en todas las páginas php del trabajo y el dni se utilizará para poder agilizar <text:soft-page-break/>las tareas de recuperar sus datos para dar de alta el pedido.</text:p>
      <text:p text:style-name="P1"/>
      <text:p text:style-name="P1">2.- <text:span text:style-name="T3">principal.php</text:span><text:span text:style-name="T10">. </text:span>Una vez validado se le redirigirá a la página principal. <text:span text:style-name="T10">En ella</text:span> se mostrará<text:span text:style-name="T10">n, todos los productos con</text:span> la imagen de cada producto y bajo de la foto su nombre , su precio y un vínculo para mostrar <text:s/>“detalle.php”</text:p>
      <text:p text:style-name="P1">En la parte superior de la pantalla se pondrá un vinculo con un dibujo de un carrito y al pulsarlo se verá el estado actual del carrito (vercarrito.php). <text:span text:style-name="T33">Debajo de este carrito aparecerá el total de registros que haya en la tabla </text:span><text:span text:style-name="T4">carrito .</text:span></text:p>
      <text:p text:style-name="P25">En cualquier parte de la pantalla se pondrá un icono para validarse (ir a validar) o registrarse <text:span text:style-name="T37">(</text:span>se llamará al proceso de darse de alta que ya se tiene en la asignatura DWC<text:span text:style-name="T37">)</text:span>.</text:p>
      <text:p text:style-name="P17"/>
      <text:p text:style-name="P5">3.- <text:span text:style-name="T1">Detalle.php</text:span>, se mostrarán todos los datos del producto <text:span text:style-name="T10">incluida la foto.</text:span> <text:span text:style-name="T10">Además tendrá un cuadro de texto con la cantidad a comprar (inicialmente valdrá 1) y el botón comprar. </text:span></text:p>
      <text:p text:style-name="P7">Realmente será un formulario que al enviarse (pulsar botón comprar) llamará a vercarrito.php, pas<text:span text:style-name="T10">á</text:span>ndole como parámetros el id del producto, el nombre, el precio y la cantidad.</text:p>
      <text:p text:style-name="P4"/>
      <text:p text:style-name="P6">4.- <text:span text:style-name="T1">V</text:span><text:span text:style-name="T2">ercarrito.php. </text:span><text:span text:style-name="T5">A este archivo se puede llegar desde dos sitios, desde el icono del carrito de la página principal, o desde detalle.php (al comprar un producto, se sabrá porque se habrá pulsado el botón de comprar).</text:span></text:p>
      <text:p text:style-name="P6"><text:tab/><text:span text:style-name="T5">a.- Si se llega desde la página principal, simplemente se muestra el contenido del carrito, listando los productos, su cantidad, su precio y calculando su importe. Al final se sumará el total de importes y también se mostrará.</text:span></text:p>
      <text:p text:style-name="P6"><text:tab/><text:span text:style-name="T5">b.- Si se llega después de comprar, se añadirá el producto en la base de datos.</text:span></text:p>
      <text:p text:style-name="P6"/>
      <text:p text:style-name="P15">Siempre que se muestra el carrito la cantidad aparece como un cuadro de texto y añadimos un botón llamado <text:span text:style-name="T1">actualizar</text:span>. De esta manera si modificamos alguna cantidad con el botón actualizar se modifica <text:span text:style-name="T34">el registro de la tabla correspondiente</text:span>. <text:span text:style-name="T12">Ojo <text:s/>un solo botón actualizar para todo el carrito.</text:span></text:p>
      <text:p text:style-name="P26">También se añadirá un botón “borrar” ,<text:span text:style-name="T37">en cada linea, </text:span>para eliminar ese producto de la tabla <text:span text:style-name="T1">carrito, </text:span>en la base de datos.</text:p>
      <text:p text:style-name="P8">Al final del carrito se mostrará el botón de confirmar pedido (confirmar.php) y el botón de seguir comprando (este último enviará a la página principal).</text:p>
      <text:p text:style-name="P8"/>
      <text:p text:style-name="P10">5.- <text:span text:style-name="T1">Confirmar.php</text:span>. </text:p>
      <text:p text:style-name="P14">Lo primero es comprobar si el usuario está validado, si no es así se le obliga a validarse o registrarse, esto es necesario para poder obtener la dirección de envío.</text:p>
      <text:p text:style-name="P16">Una vez superado este paso se le informa de que la forma de pago es por transferencia y se le muestra los datos para hacer la transferencias</text:p>
      <text:p text:style-name="P10"><text:span text:style-name="T35">A continuación </text:span>recogemos todos los datos del carrito almacenados en <text:span text:style-name="T34">la base de datos</text:span>, así como el dni del cliente almacenado en la <text:span text:style-name="T35">coockie</text:span> y con esto damos <text:span text:style-name="T35">de alta el pedido en la </text:span>tabla <text:span text:style-name="T1">pedidos</text:span> y en la tabl<text:span text:style-name="T6">a </text:span><text:span text:style-name="T8">lineaspedidos</text:span><text:span text:style-name="T6">.</text:span></text:p>
      <text:p text:style-name="P9"><text:span text:style-name="T6"><text:tab/>- Alta en </text:span><text:span text:style-name="T8">pedidos</text:span></text:p>
      <text:p text:style-name="P36"><text:span text:style-name="T11">idpedido</text:span>: Calcularemos el máximo de los valores que tiene en la tabla <text:span text:style-name="T19">pedidos</text:span><text:span text:style-name="T35"> el campo </text:span><text:span text:style-name="T19">idPedido</text:span><text:span text:style-name="T35"> </text:span>y le sumaremos uno.</text:p>
      <text:p text:style-name="P39"><text:span text:style-name="T11">fecha</text:span>: La de hoy.</text:p>
      <text:p text:style-name="P39"><text:span text:style-name="T11">Dnicliente</text:span> : El dni de la variable de sesión</text:p>
      <text:p text:style-name="P39"><text:span text:style-name="T16">dirEntrega</text:span><text:span text:style-name="T35">: La dirección del cliente.</text:span></text:p>
      <text:p text:style-name="P39">El resto de campos vacios</text:p>
      <text:p text:style-name="P35"><text:span text:style-name="T6"><text:tab/> Alta en </text:span><text:span text:style-name="T8">lineaspedidos</text:span><text:span text:style-name="T6">: </text:span></text:p>
      <text:p text:style-name="P37"><text:span text:style-name="T11">Idpedido</text:span> es el que hemos calculado antes, </text:p>
      <text:p text:style-name="P38"><text:soft-page-break/><text:span text:style-name="T9">nlinea</text:span><text:span text:style-name="T6"> es un contador desde 1 hasta el número de </text:span><text:span text:style-name="T7">productos a añadir para ese pedido.</text:span><text:span text:style-name="T6"> </text:span></text:p>
      <text:p text:style-name="P40">El resto de campos los sacamos del carrito. </text:p>
      <text:p text:style-name="P41"><text:span text:style-name="T6">En esta tabla tendremos que dar de alta tantos registros como </text:span><text:span text:style-name="T7">productos haya en el carrito.</text:span></text:p>
      <text:p text:style-name="P32"/>
      <text:p text:style-name="P29">Se creará un string que contendrá las sentencias en html necesarias para visualizar el pedido completo, y al final se mostrará por pantalla.</text:p>
      <text:p text:style-name="P29">Se borrarán todas la<text:span text:style-name="T35">s cookies y todos los registros del carrito.</text:span></text:p>
      <text:p text:style-name="P29"/>
      <text:p text:style-name="P34">API</text:p>
      <text:p text:style-name="P31">Es necesario utilizar alguna API de terceros, que tenga que ver con el proyecto, e integrarla en el código del proyecto. </text:p>
      <text:p text:style-name="P28"/>
      <text:p text:style-name="P33">INVESTIGACIÓN:</text:p>
      <text:p text:style-name="P30">El pedido que hemos generado antes en un string se convertirá a pdf <text:span text:style-name="T3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6:30:41.827000000</meta:creation-date>
    <dc:date>2020-01-30T17:32:23.046000000</dc:date>
    <meta:editing-duration>PT1H37M47S</meta:editing-duration>
    <meta:editing-cycles>12</meta:editing-cycles>
    <meta:generator>LibreOffice/6.2.4.2$Windows_X86_64 LibreOffice_project/2412653d852ce75f65fbfa83fb7e7b669a126d64</meta:generator>
    <meta:document-statistic meta:table-count="0" meta:image-count="0" meta:object-count="0" meta:page-count="3" meta:paragraph-count="58" meta:word-count="1086" meta:character-count="6286" meta:non-whitespace-character-count="5246"/>
  </office:meta>
</office:document-meta>
</file>